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6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465a4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465a4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8pt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style-asian="normal" style:font-style-complex="normal" fo:font-weight="normal" style:font-weight-asian="normal" style:font-weight-complex="normal"/>
    </style:style>
    <style:style style:name="T6" style:family="text">
      <style:text-properties fo:color="#000000" style:font-name="Arial" fo:font-size="18pt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Experiência: Multi-particionamento com Pthreads para 1000 elementos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style-name="ce14" table:number-columns-repeated="16"/>
          <table:table-cell table:number-columns-repeated="998"/>
        </table:table-row>
        <table:table-row table:style-name="ro1">
          <table:table-cell table:style-name="ce33" table:number-columns-repeated="12"/>
          <table:table-cell table:number-columns-repeated="1012"/>
        </table:table-row>
        <table:table-row table:style-name="ro1">
          <table:table-cell table:style-name="ce3"/>
          <table:table-cell table:style-name="ce5" office:value-type="string" calcext:value-type="string">
            <text:p>INFOS obtidas do programa lscpu sobre o hardware</text:p>
          </table:table-cell>
          <table:table-cell table:style-name="ce3" table:number-columns-repeated="3"/>
          <table:table-cell table:style-name="ce12" table:number-columns-repeated="2"/>
          <table:table-cell table:style-name="ce33"/>
          <table:table-cell table:style-name="ce54" office:value-type="string" calcext:value-type="string" table:number-columns-spanned="2" table:number-rows-spanned="1">
            <text:p>Victor Ribeiro Garcia</text:p>
          </table:table-cell>
          <table:covered-table-cell table:style-name="ce33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Hostname:</text:p>
          </table:table-cell>
          <table:table-cell table:style-name="ce6" office:value-type="string" calcext:value-type="string">
            <text:p>w00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33"/>
          <table:table-cell table:style-name="ce54" office:value-type="string" calcext:value-type="string" table:number-columns-spanned="2" table:number-rows-spanned="1">
            <text:p>Álvaro R. S. Dziadzio</text:p>
          </table:table-cell>
          <table:covered-table-cell table:style-name="ce33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Processador:</text:p>
          </table:table-cell>
          <table:table-cell table:style-name="ce6" office:value-type="string" calcext:value-type="string">
            <text:p>Intel(R) Xeon(R) CPU E5462 <text:s/>@ 2.80GHz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CPUs</text:p>
          </table:table-cell>
          <table:table-cell table:style-name="ce7" office:value-type="float" office:value="8" calcext:value-type="float">
            <text:p>8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CPU MHz</text:p>
          </table:table-cell>
          <table:table-cell table:style-name="ce6" office:value-type="float" office:value="2793.098" calcext:value-type="float">
            <text:p>2793,098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L1d cache</text:p>
          </table:table-cell>
          <table:table-cell table:style-name="ce6" office:value-type="string" calcext:value-type="string">
            <text:p>256 KiB</text:p>
          </table:table-cell>
          <table:table-cell table:style-name="ce6" table:number-columns-repeated="2"/>
          <table:table-cell table:style-name="ce3"/>
          <table:table-cell table:style-name="ce12" table:number-columns-repeated="2"/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L1i cache</text:p>
          </table:table-cell>
          <table:table-cell table:style-name="ce6" office:value-type="string" calcext:value-type="string">
            <text:p>256 KiB</text:p>
          </table:table-cell>
          <table:table-cell table:style-name="ce6" table:number-columns-repeated="2"/>
          <table:table-cell table:style-name="ce3"/>
          <table:table-cell table:style-name="ce12"/>
          <table:table-cell table:style-name="ce13" office:value-type="string" calcext:value-type="string" table:number-columns-spanned="4" table:number-rows-spanned="1">
            <text:p>Média de tempo em segundos:</text:p>
          </table:table-cell>
          <table:covered-table-cell table:number-columns-repeated="3"/>
          <table:table-cell table:style-name="ce33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L2 cache</text:p>
          </table:table-cell>
          <table:table-cell table:style-name="ce6" office:value-type="string" calcext:value-type="string">
            <text:p>24 MiB</text:p>
          </table:table-cell>
          <table:table-cell table:style-name="ce6" table:number-columns-repeated="2"/>
          <table:table-cell table:style-name="ce3"/>
          <table:table-cell table:style-name="ce12"/>
          <table:table-cell table:style-name="ce12">
            <draw:frame table:end-cell-address="hardware.N32" table:end-x="0.255cm" table:end-y="0.343cm" draw:z-index="0" draw:name="Chart 1" draw:style-name="gr1" draw:text-style-name="P1" svg:width="15.371cm" svg:height="9.498cm" svg:x="0.101cm" svg:y="0.291cm">
              <draw:object draw:notify-on-update-of-ranges="hardware.E20:hardware.E20 hardware.E26:hardware.E26 hardware.E32:hardware.E32 hardware.E38:hardware.E38 hardware.E44:hardware.E44 hardware.E50:hardware.E50 hardware.E56:hardware.E56 hardware.E62:hardware.E6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3" table:number-columns-repeated="5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 table:style-name="ce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3"/>
          <table:table-cell table:style-name="ce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TESTES: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elementos</text:p>
          </table:table-cell>
          <table:table-cell table:style-name="ce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3" table:number-columns-repeated="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14.779407" calcext:value-type="float">
            <text:p>14,7794</text:p>
          </table:table-cell>
          <table:table-cell table:style-name="ce3" table:number-columns-repeated="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4.731504" calcext:value-type="float">
            <text:p>14,7315</text:p>
          </table:table-cell>
          <table:table-cell table:style-name="ce3" table:number-columns-repeated="3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14.706432" calcext:value-type="float">
            <text:p>14,7064</text:p>
          </table:table-cell>
          <table:table-cell table:style-name="ce3"/>
          <table:table-cell table:style-name="ce3" office:value-type="string" calcext:value-type="string">
            <text:p>Vazão:</text:p>
          </table:table-cell>
          <table:table-cell table:style-name="ce10" table:formula="of:=(8 * 10) / [.E20]" office:value-type="float" office:value="5.426598656" calcext:value-type="float">
            <text:p>5,42660</text:p>
          </table:table-cell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9" office:value-type="float" office:value="14.751455" calcext:value-type="float">
            <text:p>14,7515</text:p>
          </table:table-cell>
          <table:table-cell table:style-name="ce3"/>
          <table:table-cell table:style-name="ce3" office:value-type="string" calcext:value-type="string">
            <text:p>Média T:</text:p>
          </table:table-cell>
          <table:table-cell table:style-name="ce10" table:formula="of:=AVERAGE([.B17:.B20])" office:value-type="float" office:value="14.7421995" calcext:value-type="float">
            <text:p>14,74220</text:p>
          </table:table-cell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table:number-columns-repeated="4"/>
          <table:table-cell table:style-name="ce10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0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9" office:value-type="float" office:value="12.897967" calcext:value-type="float">
            <text:p>12,8980</text:p>
          </table:table-cell>
          <table:table-cell table:style-name="ce3" table:number-columns-repeated="2"/>
          <table:table-cell table:style-name="ce10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2.136438" calcext:value-type="float">
            <text:p>12,1364</text:p>
          </table:table-cell>
          <table:table-cell table:style-name="ce3" table:number-columns-repeated="2"/>
          <table:table-cell table:style-name="ce10"/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11.709012" calcext:value-type="float">
            <text:p>11,7090</text:p>
          </table:table-cell>
          <table:table-cell table:style-name="ce3"/>
          <table:table-cell table:style-name="ce3" office:value-type="string" calcext:value-type="string">
            <text:p>Vazão:</text:p>
          </table:table-cell>
          <table:table-cell table:style-name="ce10" table:formula="of:=(8 * 10) / [.E26]" office:value-type="float" office:value="6.434881304" calcext:value-type="float">
            <text:p>6,43488</text:p>
          </table:table-cell>
          <table:table-cell table:style-name="ce3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9" office:value-type="float" office:value="12.98555" calcext:value-type="float">
            <text:p>12,9856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23:.B26])" office:value-type="float" office:value="12.43224175" calcext:value-type="float">
            <text:p>12,43224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9" office:value-type="float" office:value="11.384634" calcext:value-type="float">
            <text:p>11,3846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11.398169" calcext:value-type="float">
            <text:p>11,3982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11.417408" calcext:value-type="float">
            <text:p>11,4174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32]" office:value-type="float" office:value="7.020102194" calcext:value-type="float">
            <text:p>7,02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9" office:value-type="float" office:value="11.383171" calcext:value-type="float">
            <text:p>11,3832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29:.B32])" office:value-type="float" office:value="11.3958455" calcext:value-type="float">
            <text:p>11,39585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/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2"/>
          <table:table-cell table:style-name="ce11"/>
          <table:table-cell/>
          <table:table-cell table:style-name="ce13" office:value-type="string" calcext:value-type="string" table:number-columns-spanned="4" table:number-rows-spanned="1">
            <text:p>Vazão Média em MEPS: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10.349927" calcext:value-type="float">
            <text:p>10,3499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9" office:value-type="float" office:value="10.310584" calcext:value-type="float">
            <text:p>10,3106</text:p>
          </table:table-cell>
          <table:table-cell table:style-name="ce4" table:number-columns-repeated="2"/>
          <table:table-cell table:style-name="ce11"/>
          <table:table-cell/>
          <table:table-cell>
            <draw:frame table:end-cell-address="hardware.N57" table:end-x="0.255cm" table:end-y="0.105cm" draw:z-index="1" draw:name="Chart 2" draw:style-name="gr1" draw:text-style-name="P1" svg:width="15.371cm" svg:height="9.498cm" svg:x="0.101cm" svg:y="0.053cm">
              <draw:object draw:notify-on-update-of-ranges="hardware.E19:hardware.E19 hardware.E25:hardware.E25 hardware.E31:hardware.E31 hardware.E37:hardware.E37 hardware.E43:hardware.E43 hardware.E49:hardware.E49 hardware.E55:hardware.E55 hardware.E61:hardware.E6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9" office:value-type="float" office:value="10.342972" calcext:value-type="float">
            <text:p>10,3430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38]" office:value-type="float" office:value="7.736462249" calcext:value-type="float">
            <text:p>7,736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10.359092" calcext:value-type="float">
            <text:p>10,3591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35:.B38])" office:value-type="float" office:value="10.34064375" calcext:value-type="float">
            <text:p>10,34064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9" office:value-type="float" office:value="9.728791" calcext:value-type="float">
            <text:p>9,7288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9.714405" calcext:value-type="float">
            <text:p>9,7144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9.654353" calcext:value-type="float">
            <text:p>9,6544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44]" office:value-type="float" office:value="8.267046262" calcext:value-type="float">
            <text:p>8,2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9.610351" calcext:value-type="float">
            <text:p>9,6104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41:.B44])" office:value-type="float" office:value="9.676975" calcext:value-type="float">
            <text:p>9,67698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9.242859" calcext:value-type="float">
            <text:p>9,2429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9.312896" calcext:value-type="float">
            <text:p>9,3129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9.270242" calcext:value-type="float">
            <text:p>9,2702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50]" office:value-type="float" office:value="8.624317816" calcext:value-type="float">
            <text:p>8,624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9.278387" calcext:value-type="float">
            <text:p>9,2784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47:.B50])" office:value-type="float" office:value="9.276096" calcext:value-type="float">
            <text:p>9,27610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8.978289" calcext:value-type="float">
            <text:p>8,9783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8.97398" calcext:value-type="float">
            <text:p>8,9740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9.034906" calcext:value-type="float">
            <text:p>9,0349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56]" office:value-type="float" office:value="8.895487858" calcext:value-type="float">
            <text:p>8,895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8.986119" calcext:value-type="float">
            <text:p>8,9861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53:.B56])" office:value-type="float" office:value="8.9933235" calcext:value-type="float">
            <text:p>8,99332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Num_Threads: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1(s):</text:p>
          </table:table-cell>
          <table:table-cell table:style-name="ce8" office:value-type="float" office:value="9.310843" calcext:value-type="float">
            <text:p>9,3108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2(s):</text:p>
          </table:table-cell>
          <table:table-cell table:style-name="ce8" office:value-type="float" office:value="9.324357" calcext:value-type="float">
            <text:p>9,3244</text:p>
          </table:table-cell>
          <table:table-cell table:style-name="ce4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Tempo3(s):</text:p>
          </table:table-cell>
          <table:table-cell table:style-name="ce8" office:value-type="float" office:value="9.331156" calcext:value-type="float">
            <text:p>9,3312</text:p>
          </table:table-cell>
          <table:table-cell table:style-name="ce4"/>
          <table:table-cell table:style-name="ce3" office:value-type="string" calcext:value-type="string">
            <text:p>Vazão:</text:p>
          </table:table-cell>
          <table:table-cell table:style-name="ce10" table:formula="of:=(8 * 10) / [.E62]" office:value-type="float" office:value="8.574432762" calcext:value-type="float">
            <text:p>8,574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o4(s):</text:p>
          </table:table-cell>
          <table:table-cell table:style-name="ce8" office:value-type="float" office:value="9.353897" calcext:value-type="float">
            <text:p>9,3539</text:p>
          </table:table-cell>
          <table:table-cell table:style-name="ce4"/>
          <table:table-cell table:style-name="ce3" office:value-type="string" calcext:value-type="string">
            <text:p>Média T:</text:p>
          </table:table-cell>
          <table:table-cell table:style-name="ce10" table:formula="of:=AVERAGE([.B59:.B62])" office:value-type="float" office:value="9.33006325" calcext:value-type="float">
            <text:p>9,33006</text:p>
          </table:table-cell>
          <table:table-cell table:number-columns-repeated="1019"/>
        </table:table-row>
        <table:table-row table:style-name="ro1" table:number-rows-repeated="93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6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15"/>
          <table:table-cell table:style-name="ce20"/>
          <table:table-cell table:style-name="ce26" office:value-type="string" calcext:value-type="string">
            <text:p>reduceSum rodando no b9s</text:p>
          </table:table-cell>
          <table:table-cell table:number-columns-repeated="8"/>
          <table:table-cell table:style-name="ce36"/>
          <table:table-cell table:number-columns-repeated="1012"/>
        </table:table-row>
        <table:table-row table:style-name="ro1">
          <table:table-cell table:style-name="ce16"/>
          <table:table-cell table:style-name="ce21"/>
          <table:table-cell table:style-name="ce27" office:value-type="string" calcext:value-type="string">
            <text:p>Executando 10 vezes com elementos FLOAT</text:p>
          </table:table-cell>
          <table:table-cell table:style-name="ce21" table:number-columns-repeated="4"/>
          <table:table-cell table:style-name="ce30" office:value-type="string" calcext:value-type="string">
            <text:p>total elements:</text:p>
          </table:table-cell>
          <table:table-cell table:style-name="ce21" table:formula="of:=500*1000" office:value-type="float" office:value="500000" calcext:value-type="float">
            <text:p>500000</text:p>
          </table:table-cell>
          <table:table-cell table:style-name="ce21"/>
          <table:table-cell table:style-name="ce34" office:value-type="string" calcext:value-type="string">
            <text:p>NTIMES:</text:p>
          </table:table-cell>
          <table:table-cell table:style-name="ce37" office:value-type="float" office:value="1000" calcext:value-type="float">
            <text:p>1000</text:p>
          </table:table-cell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15"/>
          <table:table-cell table:number-columns-repeated="10"/>
          <table:table-cell table:style-name="ce36"/>
          <table:table-cell/>
          <table:table-cell table:style-name="ce39" office:value-type="string" calcext:value-type="string">
            <text:p>2sem2024</text:p>
          </table:table-cell>
          <table:table-cell table:number-columns-repeated="1010"/>
        </table:table-row>
        <table:table-row table:style-name="ro1">
          <table:table-cell table:style-name="ce15"/>
          <table:table-cell table:style-name="ce15" office:value-type="string" calcext:value-type="string">
            <text:p><text:s/>1 threads:</text:p>
          </table:table-cell>
          <table:table-cell table:style-name="ce15" office:value-type="string" calcext:value-type="string">
            <text:p><text:s/>2 threads:</text:p>
          </table:table-cell>
          <table:table-cell table:style-name="ce15" office:value-type="string" calcext:value-type="string">
            <text:p><text:s/>3 threads:</text:p>
          </table:table-cell>
          <table:table-cell table:style-name="ce15" office:value-type="string" calcext:value-type="string">
            <text:p><text:s/>4 threads:</text:p>
          </table:table-cell>
          <table:table-cell table:style-name="ce15" office:value-type="string" calcext:value-type="string">
            <text:p><text:s/>5 threads:</text:p>
          </table:table-cell>
          <table:table-cell table:style-name="ce15" office:value-type="string" calcext:value-type="string">
            <text:p><text:s/>6 threads:</text:p>
          </table:table-cell>
          <table:table-cell table:style-name="ce15" office:value-type="string" calcext:value-type="string">
            <text:p><text:s/>7 threads:</text:p>
          </table:table-cell>
          <table:table-cell table:style-name="ce15" office:value-type="string" calcext:value-type="string">
            <text:p><text:s/>8 threads: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/>
          <table:table-cell table:style-name="ce22" table:formula="of:=[$resultados.$A2]" office:value-type="float" office:value="0.429162" calcext:value-type="float">
            <text:p>0,429162</text:p>
          </table:table-cell>
          <table:table-cell table:style-name="ce22" table:formula="of:=[$resultados.$A13]" office:value-type="float" office:value="0.250924" calcext:value-type="float">
            <text:p>0,250924</text:p>
          </table:table-cell>
          <table:table-cell table:style-name="ce22" table:formula="of:=[$resultados.$A24]" office:value-type="float" office:value="0.186253" calcext:value-type="float">
            <text:p>0,186253</text:p>
          </table:table-cell>
          <table:table-cell table:style-name="ce22" table:formula="of:=[$resultados.$A35]" office:value-type="float" office:value="0.154579" calcext:value-type="float">
            <text:p>0,154579</text:p>
          </table:table-cell>
          <table:table-cell table:style-name="ce22" table:formula="of:=[$resultados.$A46]" office:value-type="float" office:value="0.144917" calcext:value-type="float">
            <text:p>0,144917</text:p>
          </table:table-cell>
          <table:table-cell table:style-name="ce22" table:formula="of:=[$resultados.$A57]" office:value-type="float" office:value="0.142983" calcext:value-type="float">
            <text:p>0,142983</text:p>
          </table:table-cell>
          <table:table-cell table:style-name="ce22" table:formula="of:=[$resultados.$A68]" office:value-type="float" office:value="0.143232" calcext:value-type="float">
            <text:p>0,143232</text:p>
          </table:table-cell>
          <table:table-cell table:style-name="ce22" table:formula="of:=[$resultados.$A79]" office:value-type="float" office:value="0.148413" calcext:value-type="float">
            <text:p>0,148413</text:p>
          </table:table-cell>
          <table:table-cell/>
          <table:table-cell table:style-name="ce35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39" table:formula="of:=TRUNC(([.I2]*4)/1024;0)" office:value-type="float" office:value="1953" calcext:value-type="float">
            <text:p>1953</text:p>
          </table:table-cell>
          <table:table-cell table:style-name="ce15" office:value-type="string" calcext:value-type="string">
            <text:p>cabe no L2</text:p>
          </table:table-cell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3]" office:value-type="float" office:value="0.429131" calcext:value-type="float">
            <text:p>0,429131</text:p>
          </table:table-cell>
          <table:table-cell table:style-name="ce22" table:formula="of:=[$resultados.$A14]" office:value-type="float" office:value="0.247221" calcext:value-type="float">
            <text:p>0,247221</text:p>
          </table:table-cell>
          <table:table-cell table:style-name="ce22" table:formula="of:=[$resultados.$A25]" office:value-type="float" office:value="0.18732" calcext:value-type="float">
            <text:p>0,187320</text:p>
          </table:table-cell>
          <table:table-cell table:style-name="ce22" table:formula="of:=[$resultados.$A36]" office:value-type="float" office:value="0.153942" calcext:value-type="float">
            <text:p>0,153942</text:p>
          </table:table-cell>
          <table:table-cell table:style-name="ce22" table:formula="of:=[$resultados.$A47]" office:value-type="float" office:value="0.146056" calcext:value-type="float">
            <text:p>0,146056</text:p>
          </table:table-cell>
          <table:table-cell table:style-name="ce22" table:formula="of:=[$resultados.$A58]" office:value-type="float" office:value="0.142874" calcext:value-type="float">
            <text:p>0,142874</text:p>
          </table:table-cell>
          <table:table-cell table:style-name="ce22" table:formula="of:=[$resultados.$A69]" office:value-type="float" office:value="0.143581" calcext:value-type="float">
            <text:p>0,143581</text:p>
          </table:table-cell>
          <table:table-cell table:style-name="ce22" table:formula="of:=[$resultados.$A80]" office:value-type="float" office:value="0.147811" calcext:value-type="float">
            <text:p>0,147811</text:p>
          </table:table-cell>
          <table:table-cell table:number-columns-repeated="1015"/>
        </table:table-row>
        <table:table-row table:style-name="ro1">
          <table:table-cell table:style-name="ce15"/>
          <table:table-cell table:style-name="ce22" table:formula="of:=[$resultados.$A4]" office:value-type="float" office:value="0.429785" calcext:value-type="float">
            <text:p>0,429785</text:p>
          </table:table-cell>
          <table:table-cell table:style-name="ce22" table:formula="of:=[$resultados.$A15]" office:value-type="float" office:value="0.250755" calcext:value-type="float">
            <text:p>0,250755</text:p>
          </table:table-cell>
          <table:table-cell table:style-name="ce22" table:formula="of:=[$resultados.$A26]" office:value-type="float" office:value="0.186274" calcext:value-type="float">
            <text:p>0,186274</text:p>
          </table:table-cell>
          <table:table-cell table:style-name="ce22" table:formula="of:=[$resultados.$A37]" office:value-type="float" office:value="0.154092" calcext:value-type="float">
            <text:p>0,154092</text:p>
          </table:table-cell>
          <table:table-cell table:style-name="ce22" table:formula="of:=[$resultados.$A48]" office:value-type="float" office:value="0.145199" calcext:value-type="float">
            <text:p>0,145199</text:p>
          </table:table-cell>
          <table:table-cell table:style-name="ce22" table:formula="of:=[$resultados.$A59]" office:value-type="float" office:value="0.14255" calcext:value-type="float">
            <text:p>0,142550</text:p>
          </table:table-cell>
          <table:table-cell table:style-name="ce22" table:formula="of:=[$resultados.$A70]" office:value-type="float" office:value="0.144263" calcext:value-type="float">
            <text:p>0,144263</text:p>
          </table:table-cell>
          <table:table-cell table:style-name="ce22" table:formula="of:=[$resultados.$A81]" office:value-type="float" office:value="0.148018" calcext:value-type="float">
            <text:p>0,148018</text:p>
          </table:table-cell>
          <table:table-cell table:number-columns-repeated="2"/>
          <table:table-cell table:style-name="ce75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5]" office:value-type="float" office:value="0.433627" calcext:value-type="float">
            <text:p>0,433627</text:p>
          </table:table-cell>
          <table:table-cell table:style-name="ce22" table:formula="of:=[$resultados.$A16]" office:value-type="float" office:value="0.251707" calcext:value-type="float">
            <text:p>0,251707</text:p>
          </table:table-cell>
          <table:table-cell table:style-name="ce22" table:formula="of:=[$resultados.$A27]" office:value-type="float" office:value="0.186563" calcext:value-type="float">
            <text:p>0,186563</text:p>
          </table:table-cell>
          <table:table-cell table:style-name="ce22" table:formula="of:=[$resultados.$A38]" office:value-type="float" office:value="0.154679" calcext:value-type="float">
            <text:p>0,154679</text:p>
          </table:table-cell>
          <table:table-cell table:style-name="ce22" table:formula="of:=[$resultados.$A49]" office:value-type="float" office:value="0.146625" calcext:value-type="float">
            <text:p>0,146625</text:p>
          </table:table-cell>
          <table:table-cell table:style-name="ce22" table:formula="of:=[$resultados.$A60]" office:value-type="float" office:value="0.141933" calcext:value-type="float">
            <text:p>0,141933</text:p>
          </table:table-cell>
          <table:table-cell table:style-name="ce22" table:formula="of:=[$resultados.$A71]" office:value-type="float" office:value="0.144729" calcext:value-type="float">
            <text:p>0,144729</text:p>
          </table:table-cell>
          <table:table-cell table:style-name="ce22" table:formula="of:=[$resultados.$A82]" office:value-type="float" office:value="0.148626" calcext:value-type="float">
            <text:p>0,148626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6]" office:value-type="float" office:value="0.428744" calcext:value-type="float">
            <text:p>0,428744</text:p>
          </table:table-cell>
          <table:table-cell table:style-name="ce22" table:formula="of:=[$resultados.$A17]" office:value-type="float" office:value="0.256111" calcext:value-type="float">
            <text:p>0,256111</text:p>
          </table:table-cell>
          <table:table-cell table:style-name="ce22" table:formula="of:=[$resultados.$A28]" office:value-type="float" office:value="0.187426" calcext:value-type="float">
            <text:p>0,187426</text:p>
          </table:table-cell>
          <table:table-cell table:style-name="ce22" table:formula="of:=[$resultados.$A39]" office:value-type="float" office:value="0.153915" calcext:value-type="float">
            <text:p>0,153915</text:p>
          </table:table-cell>
          <table:table-cell table:style-name="ce22" table:formula="of:=[$resultados.$A50]" office:value-type="float" office:value="0.146363" calcext:value-type="float">
            <text:p>0,146363</text:p>
          </table:table-cell>
          <table:table-cell table:style-name="ce22" table:formula="of:=[$resultados.$A61]" office:value-type="float" office:value="0.142976" calcext:value-type="float">
            <text:p>0,142976</text:p>
          </table:table-cell>
          <table:table-cell table:style-name="ce22" table:formula="of:=[$resultados.$A72]" office:value-type="float" office:value="0.142844" calcext:value-type="float">
            <text:p>0,142844</text:p>
          </table:table-cell>
          <table:table-cell table:style-name="ce22" table:formula="of:=[$resultados.$A83]" office:value-type="float" office:value="0.148075" calcext:value-type="float">
            <text:p>0,148075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7]" office:value-type="float" office:value="0.429241" calcext:value-type="float">
            <text:p>0,429241</text:p>
          </table:table-cell>
          <table:table-cell table:style-name="ce22" table:formula="of:=[$resultados.$A18]" office:value-type="float" office:value="0.260029" calcext:value-type="float">
            <text:p>0,260029</text:p>
          </table:table-cell>
          <table:table-cell table:style-name="ce22" table:formula="of:=[$resultados.$A29]" office:value-type="float" office:value="0.186359" calcext:value-type="float">
            <text:p>0,186359</text:p>
          </table:table-cell>
          <table:table-cell table:style-name="ce22" table:formula="of:=[$resultados.$A40]" office:value-type="float" office:value="0.154748" calcext:value-type="float">
            <text:p>0,154748</text:p>
          </table:table-cell>
          <table:table-cell table:style-name="ce22" table:formula="of:=[$resultados.$A51]" office:value-type="float" office:value="0.145809" calcext:value-type="float">
            <text:p>0,145809</text:p>
          </table:table-cell>
          <table:table-cell table:style-name="ce22" table:formula="of:=[$resultados.$A62]" office:value-type="float" office:value="0.142711" calcext:value-type="float">
            <text:p>0,142711</text:p>
          </table:table-cell>
          <table:table-cell table:style-name="ce22" table:formula="of:=[$resultados.$A73]" office:value-type="float" office:value="0.143692" calcext:value-type="float">
            <text:p>0,143692</text:p>
          </table:table-cell>
          <table:table-cell table:style-name="ce22" table:formula="of:=[$resultados.$A84]" office:value-type="float" office:value="0.148288" calcext:value-type="float">
            <text:p>0,148288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8]" office:value-type="float" office:value="0.429201" calcext:value-type="float">
            <text:p>0,429201</text:p>
          </table:table-cell>
          <table:table-cell table:style-name="ce22" table:formula="of:=[$resultados.$A19]" office:value-type="float" office:value="0.253323" calcext:value-type="float">
            <text:p>0,253323</text:p>
          </table:table-cell>
          <table:table-cell table:style-name="ce22" table:formula="of:=[$resultados.$A30]" office:value-type="float" office:value="0.185858" calcext:value-type="float">
            <text:p>0,185858</text:p>
          </table:table-cell>
          <table:table-cell table:style-name="ce22" table:formula="of:=[$resultados.$A41]" office:value-type="float" office:value="0.153638" calcext:value-type="float">
            <text:p>0,153638</text:p>
          </table:table-cell>
          <table:table-cell table:style-name="ce22" table:formula="of:=[$resultados.$A52]" office:value-type="float" office:value="0.14537" calcext:value-type="float">
            <text:p>0,145370</text:p>
          </table:table-cell>
          <table:table-cell table:style-name="ce22" table:formula="of:=[$resultados.$A63]" office:value-type="float" office:value="0.142926" calcext:value-type="float">
            <text:p>0,142926</text:p>
          </table:table-cell>
          <table:table-cell table:style-name="ce22" table:formula="of:=[$resultados.$A74]" office:value-type="float" office:value="0.1434" calcext:value-type="float">
            <text:p>0,143400</text:p>
          </table:table-cell>
          <table:table-cell table:style-name="ce22" table:formula="of:=[$resultados.$A85]" office:value-type="float" office:value="0.148701" calcext:value-type="float">
            <text:p>0,148701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15"/>
          <table:table-cell table:style-name="ce22" table:formula="of:=[$resultados.$A9]" office:value-type="float" office:value="0.428812" calcext:value-type="float">
            <text:p>0,428812</text:p>
          </table:table-cell>
          <table:table-cell table:style-name="ce22" table:formula="of:=[$resultados.$A20]" office:value-type="float" office:value="0.2538" calcext:value-type="float">
            <text:p>0,253800</text:p>
          </table:table-cell>
          <table:table-cell table:style-name="ce22" table:formula="of:=[$resultados.$A31]" office:value-type="float" office:value="0.188005" calcext:value-type="float">
            <text:p>0,188005</text:p>
          </table:table-cell>
          <table:table-cell table:style-name="ce22" table:formula="of:=[$resultados.$A42]" office:value-type="float" office:value="0.155007" calcext:value-type="float">
            <text:p>0,155007</text:p>
          </table:table-cell>
          <table:table-cell table:style-name="ce22" table:formula="of:=[$resultados.$A53]" office:value-type="float" office:value="0.145195" calcext:value-type="float">
            <text:p>0,145195</text:p>
          </table:table-cell>
          <table:table-cell table:style-name="ce22" table:formula="of:=[$resultados.$A64]" office:value-type="float" office:value="0.141971" calcext:value-type="float">
            <text:p>0,141971</text:p>
          </table:table-cell>
          <table:table-cell table:style-name="ce22" table:formula="of:=[$resultados.$A75]" office:value-type="float" office:value="0.142777" calcext:value-type="float">
            <text:p>0,142777</text:p>
          </table:table-cell>
          <table:table-cell table:style-name="ce22" table:formula="of:=[$resultados.$A86]" office:value-type="float" office:value="0.147873" calcext:value-type="float">
            <text:p>0,147873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/>
          <table:table-cell table:style-name="ce22" table:formula="of:=[$resultados.$A10]" office:value-type="float" office:value="0.429121" calcext:value-type="float">
            <text:p>0,429121</text:p>
          </table:table-cell>
          <table:table-cell table:style-name="ce22" table:formula="of:=[$resultados.$A21]" office:value-type="float" office:value="0.256405" calcext:value-type="float">
            <text:p>0,256405</text:p>
          </table:table-cell>
          <table:table-cell table:style-name="ce22" table:formula="of:=[$resultados.$A32]" office:value-type="float" office:value="0.187589" calcext:value-type="float">
            <text:p>0,187589</text:p>
          </table:table-cell>
          <table:table-cell table:style-name="ce22" table:formula="of:=[$resultados.$A43]" office:value-type="float" office:value="0.153903" calcext:value-type="float">
            <text:p>0,153903</text:p>
          </table:table-cell>
          <table:table-cell table:style-name="ce22" table:formula="of:=[$resultados.$A54]" office:value-type="float" office:value="0.145703" calcext:value-type="float">
            <text:p>0,145703</text:p>
          </table:table-cell>
          <table:table-cell table:style-name="ce22" table:formula="of:=[$resultados.$A65]" office:value-type="float" office:value="0.142455" calcext:value-type="float">
            <text:p>0,142455</text:p>
          </table:table-cell>
          <table:table-cell table:style-name="ce22" table:formula="of:=[$resultados.$A76]" office:value-type="float" office:value="0.143235" calcext:value-type="float">
            <text:p>0,143235</text:p>
          </table:table-cell>
          <table:table-cell table:style-name="ce22" table:formula="of:=[$resultados.$A87]" office:value-type="float" office:value="0.148672" calcext:value-type="float">
            <text:p>0,148672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/>
          <table:table-cell table:style-name="ce22" table:formula="of:=[$resultados.$A11]" office:value-type="float" office:value="0.428983" calcext:value-type="float">
            <text:p>0,428983</text:p>
          </table:table-cell>
          <table:table-cell table:style-name="ce22" table:formula="of:=[$resultados.$A22]" office:value-type="float" office:value="0.249495" calcext:value-type="float">
            <text:p>0,249495</text:p>
          </table:table-cell>
          <table:table-cell table:style-name="ce22" table:formula="of:=[$resultados.$A33]" office:value-type="float" office:value="0.187455" calcext:value-type="float">
            <text:p>0,187455</text:p>
          </table:table-cell>
          <table:table-cell table:style-name="ce22" table:formula="of:=[$resultados.$A44]" office:value-type="float" office:value="0.154167" calcext:value-type="float">
            <text:p>0,154167</text:p>
          </table:table-cell>
          <table:table-cell table:style-name="ce22" table:formula="of:=[$resultados.$A55]" office:value-type="float" office:value="0.144778" calcext:value-type="float">
            <text:p>0,144778</text:p>
          </table:table-cell>
          <table:table-cell table:style-name="ce22" table:formula="of:=[$resultados.$A66]" office:value-type="float" office:value="0.14258" calcext:value-type="float">
            <text:p>0,142580</text:p>
          </table:table-cell>
          <table:table-cell table:style-name="ce22" table:formula="of:=[$resultados.$A77]" office:value-type="float" office:value="0.143592" calcext:value-type="float">
            <text:p>0,143592</text:p>
          </table:table-cell>
          <table:table-cell table:style-name="ce22" table:formula="of:=[$resultados.$A88]" office:value-type="float" office:value="0.148451" calcext:value-type="float">
            <text:p>0,148451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 table:number-columns-repeated="9"/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7"/>
          <table:table-cell table:style-name="ce23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8"/>
          <table:covered-table-cell table:style-name="ce31"/>
          <table:table-cell table:style-name="ce32" table:number-columns-repeated="2"/>
          <table:table-cell table:style-name="ce38"/>
          <table:table-cell table:style-name="ce32" table:number-columns-repeated="14"/>
          <table:table-cell table:number-columns-repeated="998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75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style-name="ce36"/>
          <table:table-cell table:number-columns-repeated="1012"/>
        </table:table-row>
        <table:table-row table:style-name="ro1">
          <table:table-cell table:style-name="ce18" office:value-type="string" calcext:value-type="string">
            <text:p>tempo médio (ms)</text:p>
          </table:table-cell>
          <table:table-cell table:style-name="ce18" table:formula="of:=ROUND(SUM([.B5:.B14])*1000/10;2)" office:value-type="float" office:value="429.58" calcext:value-type="float">
            <text:p>429,58</text:p>
          </table:table-cell>
          <table:table-cell table:style-name="ce29" table:formula="of:=ROUND(SUM([.C5:.C14])*1000/10;0)" office:value-type="float" office:value="253" calcext:value-type="float">
            <text:p>253,00</text:p>
          </table:table-cell>
          <table:table-cell table:style-name="ce18" table:formula="of:=ROUND(SUM([.D5:.D14])*1000/10;0)" office:value-type="float" office:value="187" calcext:value-type="float">
            <text:p>187</text:p>
          </table:table-cell>
          <table:table-cell table:style-name="ce18" table:formula="of:=ROUND(SUM([.E5:.E14])*1000/10;0)" office:value-type="float" office:value="154" calcext:value-type="float">
            <text:p>154</text:p>
          </table:table-cell>
          <table:table-cell table:style-name="ce18" table:formula="of:=ROUND(SUM([.F5:.F14])*1000/10;0)" office:value-type="float" office:value="146" calcext:value-type="float">
            <text:p>146</text:p>
          </table:table-cell>
          <table:table-cell table:style-name="ce18" table:formula="of:=ROUND(SUM([.G5:.G14])*1000/10;0)" office:value-type="float" office:value="143" calcext:value-type="float">
            <text:p>143</text:p>
          </table:table-cell>
          <table:table-cell table:style-name="ce18" table:formula="of:=ROUND(SUM([.H5:.H14])*1000/10;0)" office:value-type="float" office:value="144" calcext:value-type="float">
            <text:p>144</text:p>
          </table:table-cell>
          <table:table-cell table:style-name="ce18" table:formula="of:=ROUND(SUM([.I5:.I14])*1000/10;0)" office:value-type="float" office:value="148" calcext:value-type="float">
            <text:p>148</text:p>
          </table:table-cell>
          <table:covered-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8" office:value-type="string" calcext:value-type="string">
            <text:p>Aceleraçao</text:p>
          </table:table-cell>
          <table:table-cell table:style-name="ce24" table:formula="of:=ROUND([.$B18]/[.B18];2)" office:value-type="float" office:value="1" calcext:value-type="float">
            <text:p>1,00</text:p>
          </table:table-cell>
          <table:table-cell table:style-name="ce24" table:formula="of:=ROUND([.$B18]/[.C18];2)" office:value-type="float" office:value="1.7" calcext:value-type="float">
            <text:p>1,70</text:p>
          </table:table-cell>
          <table:table-cell table:style-name="ce24" table:formula="of:=ROUND([.$B18]/[.D18];2)" office:value-type="float" office:value="2.3" calcext:value-type="float">
            <text:p>2,30</text:p>
          </table:table-cell>
          <table:table-cell table:style-name="ce24" table:formula="of:=ROUND([.$B18]/[.E18];2)" office:value-type="float" office:value="2.79" calcext:value-type="float">
            <text:p>2,79</text:p>
          </table:table-cell>
          <table:table-cell table:style-name="ce24" table:formula="of:=ROUND([.$B18]/[.F18];2)" office:value-type="float" office:value="2.94" calcext:value-type="float">
            <text:p>2,94</text:p>
          </table:table-cell>
          <table:table-cell table:style-name="ce24" table:formula="of:=ROUND([.$B18]/[.G18];2)" office:value-type="float" office:value="3" calcext:value-type="float">
            <text:p>3,00</text:p>
          </table:table-cell>
          <table:table-cell table:style-name="ce24" table:formula="of:=ROUND([.$B18]/[.H18];2)" office:value-type="float" office:value="2.98" calcext:value-type="float">
            <text:p>2,98</text:p>
          </table:table-cell>
          <table:table-cell table:style-name="ce24" table:formula="of:=ROUND([.$B18]/[.I18];2)" office:value-type="float" office:value="2.9" calcext:value-type="float">
            <text:p>2,90</text:p>
          </table:table-cell>
          <table:covered-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5">
            <draw:frame table:end-cell-address="graficos.E40" table:end-x="1.876cm" table:end-y="0.317cm" draw:z-index="0" draw:name="Chart 3" draw:style-name="gr1" draw:text-style-name="P1" svg:width="11.561cm" svg:height="8.968cm" svg:x="0.238cm" svg:y="0.344cm">
              <draw:object draw:notify-on-update-of-ranges="graficos.B17:graficos.I17 graficos.B18:graficos.I18 graficos.B19:graficos.I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2.248cm" table:end-y="0.318cm" draw:z-index="1" draw:name="Chart 4" draw:style-name="gr1" draw:text-style-name="P1" svg:width="12.487cm" svg:height="9.101cm" svg:x="1.032cm" svg:y="0.212cm">
              <draw:object draw:notify-on-update-of-ranges="graficos.B43:graficos.I43 graficos.B44:graficos.I44 graficos.B45:graficos.I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table:style-name="ce36"/>
          <table:table-cell table:number-columns-repeated="1012"/>
        </table:table-row>
        <table:table-row table:style-name="ro1" table:number-rows-repeated="21">
          <table:table-cell table:style-name="ce15"/>
          <table:table-cell table:number-columns-repeated="10"/>
          <table:table-cell table:style-name="ce36"/>
          <table:table-cell table:number-columns-repeated="1012"/>
        </table:table-row>
        <table:table-row table:style-name="ro1">
          <table:table-cell table:style-name="ce17"/>
          <table:table-cell table:style-name="ce23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8"/>
          <table:covered-table-cell table:style-name="ce31"/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8" office:value-type="string" calcext:value-type="string">
            <text:p>thread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 table:style-name="ce19" office:value-type="string" calcext:value-type="string">
            <text:p>vazao média (GFLOPS)</text:p>
          </table:table-cell>
          <table:table-cell table:style-name="ce25" table:formula="of:=ROUND(([.$I$2]*[.$L$2])/(([.B18]/1000)*1000*1000*1000);3)" office:value-type="float" office:value="1.164" calcext:value-type="float">
            <text:p>1,164</text:p>
          </table:table-cell>
          <table:table-cell table:style-name="ce25" table:formula="of:=ROUND(([.$I$2]*[.$L$2])/(([.C18]/1000)*1000*1000*1000);3)" office:value-type="float" office:value="1.976" calcext:value-type="float">
            <text:p>1,976</text:p>
          </table:table-cell>
          <table:table-cell table:style-name="ce25" table:formula="of:=ROUND(([.$I$2]*[.$L$2])/(([.D18]/1000)*1000*1000*1000);3)" office:value-type="float" office:value="2.674" calcext:value-type="float">
            <text:p>2,674</text:p>
          </table:table-cell>
          <table:table-cell table:style-name="ce25" table:formula="of:=ROUND(([.$I$2]*[.$L$2])/(([.E18]/1000)*1000*1000*1000);3)" office:value-type="float" office:value="3.247" calcext:value-type="float">
            <text:p>3,247</text:p>
          </table:table-cell>
          <table:table-cell table:style-name="ce25" table:formula="of:=ROUND(([.$I$2]*[.$L$2])/(([.F18]/1000)*1000*1000*1000);3)" office:value-type="float" office:value="3.425" calcext:value-type="float">
            <text:p>3,425</text:p>
          </table:table-cell>
          <table:table-cell table:style-name="ce25" table:formula="of:=ROUND(([.$I$2]*[.$L$2])/(([.G18]/1000)*1000*1000*1000);3)" office:value-type="float" office:value="3.497" calcext:value-type="float">
            <text:p>3,497</text:p>
          </table:table-cell>
          <table:table-cell table:style-name="ce25" table:formula="of:=ROUND(([.$I$2]*[.$L$2])/(([.H18]/1000)*1000*1000*1000);3)" office:value-type="float" office:value="3.472" calcext:value-type="float">
            <text:p>3,472</text:p>
          </table:table-cell>
          <table:table-cell table:style-name="ce25" table:formula="of:=ROUND(([.$I$2]*[.$L$2])/(([.I18]/1000)*1000*1000*1000);3)" office:value-type="float" office:value="3.378" calcext:value-type="float">
            <text:p>3,378</text:p>
          </table:table-cell>
          <table:table-cell table:style-name="ce30" office:value-type="string" calcext:value-type="string">
            <text:p><text:span text:style-name="T1">OBS: Como </text:span><text:span text:style-name="T2">nesse caso</text:span><text:span text:style-name="T3"> uma OP é uma operação de ponto flutuante</text:span></text:p>
            <text:p><text:span text:style-name="T1">          a vazão poderia ser em GOPS ou GFLOPS</text:span></text:p>
          </table:table-cell>
          <table:table-cell table:style-name="ce21"/>
          <table:table-cell table:style-name="ce37"/>
          <table:table-cell table:style-name="ce21" table:number-columns-repeated="14"/>
          <table:table-cell table:number-columns-repeated="998"/>
        </table:table-row>
        <table:table-row table:style-name="ro1">
          <table:table-cell table:style-name="ce18" office:value-type="string" calcext:value-type="string">
            <text:p>Aceleraçao</text:p>
          </table:table-cell>
          <table:table-cell table:style-name="ce24" table:formula="of:=[.B19]" office:value-type="float" office:value="1" calcext:value-type="float">
            <text:p>1,00</text:p>
          </table:table-cell>
          <table:table-cell table:style-name="ce24" table:formula="of:=[.C19]" office:value-type="float" office:value="1.7" calcext:value-type="float">
            <text:p>1,70</text:p>
          </table:table-cell>
          <table:table-cell table:style-name="ce24" table:formula="of:=[.D19]" office:value-type="float" office:value="2.3" calcext:value-type="float">
            <text:p>2,30</text:p>
          </table:table-cell>
          <table:table-cell table:style-name="ce24" table:formula="of:=[.E19]" office:value-type="float" office:value="2.79" calcext:value-type="float">
            <text:p>2,79</text:p>
          </table:table-cell>
          <table:table-cell table:style-name="ce24" table:formula="of:=[.F19]" office:value-type="float" office:value="2.94" calcext:value-type="float">
            <text:p>2,94</text:p>
          </table:table-cell>
          <table:table-cell table:style-name="ce24" table:formula="of:=[.G19]" office:value-type="float" office:value="3" calcext:value-type="float">
            <text:p>3,00</text:p>
          </table:table-cell>
          <table:table-cell table:style-name="ce24" table:formula="of:=[.H19]" office:value-type="float" office:value="2.98" calcext:value-type="float">
            <text:p>2,98</text:p>
          </table:table-cell>
          <table:table-cell table:style-name="ce24" table:formula="of:=[.I19]" office:value-type="float" office:value="2.9" calcext:value-type="float">
            <text:p>2,90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 table:number-rows-repeated="955">
          <table:table-cell table:style-name="ce15"/>
          <table:table-cell table:number-columns-repeated="10"/>
          <table:table-cell table:style-name="ce36"/>
          <table:table-cell table:number-columns-repeated="101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9" table:default-cell-style-name="Default"/>
        <table:table-column table:style-name="co3" table:number-columns-repeated="17" table:default-cell-style-name="Default"/>
        <table:table-column table:style-name="co4" table:number-columns-repeated="998" table:default-cell-style-name="Default"/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429162" calcext:value-type="float">
            <text:p>0,429162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131" calcext:value-type="float">
            <text:p>0,429131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785" calcext:value-type="float">
            <text:p>0,429785</text:p>
          </table:table-cell>
          <table:table-cell table:number-columns-repeated="1023"/>
        </table:table-row>
        <table:table-row table:style-name="ro1">
          <table:table-cell table:style-name="ce39" office:value-type="float" office:value="0.433627" calcext:value-type="float">
            <text:p>0,433627</text:p>
          </table:table-cell>
          <table:table-cell table:number-columns-repeated="1023"/>
        </table:table-row>
        <table:table-row table:style-name="ro1">
          <table:table-cell table:style-name="ce39" office:value-type="float" office:value="0.428744" calcext:value-type="float">
            <text:p>0,428744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241" calcext:value-type="float">
            <text:p>0,429241</text:p>
          </table:table-cell>
          <table:table-cell table:number-columns-repeated="1023"/>
        </table:table-row>
        <table:table-row table:style-name="ro1">
          <table:table-cell table:style-name="ce20" office:value-type="float" office:value="0.429201" calcext:value-type="float">
            <text:p>0,43</text:p>
          </table:table-cell>
          <table:table-cell table:number-columns-repeated="1023"/>
        </table:table-row>
        <table:table-row table:style-name="ro1">
          <table:table-cell table:style-name="ce39" office:value-type="float" office:value="0.428812" calcext:value-type="float">
            <text:p>0,428812</text:p>
          </table:table-cell>
          <table:table-cell table:number-columns-repeated="1023"/>
        </table:table-row>
        <table:table-row table:style-name="ro1">
          <table:table-cell table:style-name="ce39" office:value-type="float" office:value="0.429121" calcext:value-type="float">
            <text:p>0,429121</text:p>
          </table:table-cell>
          <table:table-cell table:number-columns-repeated="1023"/>
        </table:table-row>
        <table:table-row table:style-name="ro1">
          <table:table-cell table:style-name="ce39" office:value-type="float" office:value="0.428983" calcext:value-type="float">
            <text:p>0,428983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250924" calcext:value-type="float">
            <text:p>0,250924</text:p>
          </table:table-cell>
          <table:table-cell table:number-columns-repeated="1023"/>
        </table:table-row>
        <table:table-row table:style-name="ro1">
          <table:table-cell table:style-name="ce39" office:value-type="float" office:value="0.247221" calcext:value-type="float">
            <text:p>0,247221</text:p>
          </table:table-cell>
          <table:table-cell table:number-columns-repeated="1023"/>
        </table:table-row>
        <table:table-row table:style-name="ro1">
          <table:table-cell table:style-name="ce39" office:value-type="float" office:value="0.250755" calcext:value-type="float">
            <text:p>0,250755</text:p>
          </table:table-cell>
          <table:table-cell table:number-columns-repeated="1023"/>
        </table:table-row>
        <table:table-row table:style-name="ro1">
          <table:table-cell table:style-name="ce39" office:value-type="float" office:value="0.251707" calcext:value-type="float">
            <text:p>0,251707</text:p>
          </table:table-cell>
          <table:table-cell table:number-columns-repeated="1023"/>
        </table:table-row>
        <table:table-row table:style-name="ro1">
          <table:table-cell table:style-name="ce39" office:value-type="float" office:value="0.256111" calcext:value-type="float">
            <text:p>0,256111</text:p>
          </table:table-cell>
          <table:table-cell table:number-columns-repeated="1023"/>
        </table:table-row>
        <table:table-row table:style-name="ro1">
          <table:table-cell table:style-name="ce39" office:value-type="float" office:value="0.260029" calcext:value-type="float">
            <text:p>0,260029</text:p>
          </table:table-cell>
          <table:table-cell table:number-columns-repeated="1023"/>
        </table:table-row>
        <table:table-row table:style-name="ro1">
          <table:table-cell table:style-name="ce39" office:value-type="float" office:value="0.253323" calcext:value-type="float">
            <text:p>0,253323</text:p>
          </table:table-cell>
          <table:table-cell table:number-columns-repeated="1023"/>
        </table:table-row>
        <table:table-row table:style-name="ro1">
          <table:table-cell table:style-name="ce39" office:value-type="float" office:value="0.2538" calcext:value-type="float">
            <text:p>0,2538</text:p>
          </table:table-cell>
          <table:table-cell table:number-columns-repeated="1023"/>
        </table:table-row>
        <table:table-row table:style-name="ro1">
          <table:table-cell table:style-name="ce39" office:value-type="float" office:value="0.256405" calcext:value-type="float">
            <text:p>0,256405</text:p>
          </table:table-cell>
          <table:table-cell table:number-columns-repeated="1023"/>
        </table:table-row>
        <table:table-row table:style-name="ro1">
          <table:table-cell table:style-name="ce39" office:value-type="float" office:value="0.249495" calcext:value-type="float">
            <text:p>0,249495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86253" calcext:value-type="float">
            <text:p>0,186253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32" calcext:value-type="float">
            <text:p>0,18732</text:p>
          </table:table-cell>
          <table:table-cell table:number-columns-repeated="1023"/>
        </table:table-row>
        <table:table-row table:style-name="ro1">
          <table:table-cell table:style-name="ce39" office:value-type="float" office:value="0.186274" calcext:value-type="float">
            <text:p>0,186274</text:p>
          </table:table-cell>
          <table:table-cell table:style-name="ce20" table:formula="of:=SUM([.A24:.A33])" office:value-type="float" office:value="1.869102" calcext:value-type="float">
            <text:p>1,87</text:p>
          </table:table-cell>
          <table:table-cell table:number-columns-repeated="1022"/>
        </table:table-row>
        <table:table-row table:style-name="ro1">
          <table:table-cell table:style-name="ce39" office:value-type="float" office:value="0.186563" calcext:value-type="float">
            <text:p>0,186563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426" calcext:value-type="float">
            <text:p>0,187426</text:p>
          </table:table-cell>
          <table:table-cell table:number-columns-repeated="1023"/>
        </table:table-row>
        <table:table-row table:style-name="ro1">
          <table:table-cell table:style-name="ce39" office:value-type="float" office:value="0.186359" calcext:value-type="float">
            <text:p>0,186359</text:p>
          </table:table-cell>
          <table:table-cell table:number-columns-repeated="1023"/>
        </table:table-row>
        <table:table-row table:style-name="ro1">
          <table:table-cell table:style-name="ce39" office:value-type="float" office:value="0.185858" calcext:value-type="float">
            <text:p>0,185858</text:p>
          </table:table-cell>
          <table:table-cell table:number-columns-repeated="1023"/>
        </table:table-row>
        <table:table-row table:style-name="ro1">
          <table:table-cell table:style-name="ce39" office:value-type="float" office:value="0.188005" calcext:value-type="float">
            <text:p>0,188005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589" calcext:value-type="float">
            <text:p>0,187589</text:p>
          </table:table-cell>
          <table:table-cell table:number-columns-repeated="1023"/>
        </table:table-row>
        <table:table-row table:style-name="ro1">
          <table:table-cell table:style-name="ce39" office:value-type="float" office:value="0.187455" calcext:value-type="float">
            <text:p>0,187455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54579" calcext:value-type="float">
            <text:p>0,154579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942" calcext:value-type="float">
            <text:p>0,153942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092" calcext:value-type="float">
            <text:p>0,154092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679" calcext:value-type="float">
            <text:p>0,154679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915" calcext:value-type="float">
            <text:p>0,153915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748" calcext:value-type="float">
            <text:p>0,154748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638" calcext:value-type="float">
            <text:p>0,153638</text:p>
          </table:table-cell>
          <table:table-cell table:number-columns-repeated="1023"/>
        </table:table-row>
        <table:table-row table:style-name="ro1">
          <table:table-cell table:style-name="ce39" office:value-type="float" office:value="0.155007" calcext:value-type="float">
            <text:p>0,155007</text:p>
          </table:table-cell>
          <table:table-cell table:number-columns-repeated="1023"/>
        </table:table-row>
        <table:table-row table:style-name="ro1">
          <table:table-cell table:style-name="ce39" office:value-type="float" office:value="0.153903" calcext:value-type="float">
            <text:p>0,153903</text:p>
          </table:table-cell>
          <table:table-cell table:number-columns-repeated="1023"/>
        </table:table-row>
        <table:table-row table:style-name="ro1">
          <table:table-cell table:style-name="ce39" office:value-type="float" office:value="0.154167" calcext:value-type="float">
            <text:p>0,154167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4917" calcext:value-type="float">
            <text:p>0,144917</text:p>
          </table:table-cell>
          <table:table-cell table:number-columns-repeated="1023"/>
        </table:table-row>
        <table:table-row table:style-name="ro1">
          <table:table-cell table:style-name="ce39" office:value-type="float" office:value="0.146056" calcext:value-type="float">
            <text:p>0,14605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199" calcext:value-type="float">
            <text:p>0,145199</text:p>
          </table:table-cell>
          <table:table-cell table:number-columns-repeated="1023"/>
        </table:table-row>
        <table:table-row table:style-name="ro1">
          <table:table-cell table:style-name="ce39" office:value-type="float" office:value="0.146625" calcext:value-type="float">
            <text:p>0,14662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6363" calcext:value-type="float">
            <text:p>0,14636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809" calcext:value-type="float">
            <text:p>0,145809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37" calcext:value-type="float">
            <text:p>0,14537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195" calcext:value-type="float">
            <text:p>0,14519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5703" calcext:value-type="float">
            <text:p>0,14570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4778" calcext:value-type="float">
            <text:p>0,144778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2983" calcext:value-type="float">
            <text:p>0,14298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874" calcext:value-type="float">
            <text:p>0,142874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55" calcext:value-type="float">
            <text:p>0,1425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1933" calcext:value-type="float">
            <text:p>0,14193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976" calcext:value-type="float">
            <text:p>0,14297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711" calcext:value-type="float">
            <text:p>0,14271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926" calcext:value-type="float">
            <text:p>0,14292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1971" calcext:value-type="float">
            <text:p>0,14197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455" calcext:value-type="float">
            <text:p>0,14245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58" calcext:value-type="float">
            <text:p>0,14258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3232" calcext:value-type="float">
            <text:p>0,143232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581" calcext:value-type="float">
            <text:p>0,14358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4263" calcext:value-type="float">
            <text:p>0,14426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4729" calcext:value-type="float">
            <text:p>0,144729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844" calcext:value-type="float">
            <text:p>0,142844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692" calcext:value-type="float">
            <text:p>0,143692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4" calcext:value-type="float">
            <text:p>0,1434</text:p>
          </table:table-cell>
          <table:table-cell table:number-columns-repeated="1023"/>
        </table:table-row>
        <table:table-row table:style-name="ro1">
          <table:table-cell table:style-name="ce39" office:value-type="float" office:value="0.142777" calcext:value-type="float">
            <text:p>0,142777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235" calcext:value-type="float">
            <text:p>0,14323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3592" calcext:value-type="float">
            <text:p>0,143592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Executando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vezes</text:p>
          </table:table-cell>
          <table:table-cell table:style-name="ce39" office:value-type="string" calcext:value-type="string">
            <text:p>com</text:p>
          </table:table-cell>
          <table:table-cell table:style-name="ce39" office:value-type="float" office:value="500000" calcext:value-type="float">
            <text:p>500000</text:p>
          </table:table-cell>
          <table:table-cell table:style-name="ce39" office:value-type="string" calcext:value-type="string">
            <text:p>elementos</text:p>
          </table:table-cell>
          <table:table-cell table:style-name="ce39" office:value-type="string" calcext:value-type="string">
            <text:p>e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threads</text:p>
          </table:table-cell>
          <table:table-cell table:number-columns-repeated="1015"/>
        </table:table-row>
        <table:table-row table:style-name="ro1">
          <table:table-cell table:style-name="ce39" office:value-type="float" office:value="0.148413" calcext:value-type="float">
            <text:p>0,14841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7811" calcext:value-type="float">
            <text:p>0,14781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018" calcext:value-type="float">
            <text:p>0,148018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626" calcext:value-type="float">
            <text:p>0,148626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075" calcext:value-type="float">
            <text:p>0,148075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288" calcext:value-type="float">
            <text:p>0,148288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701" calcext:value-type="float">
            <text:p>0,148701</text:p>
          </table:table-cell>
          <table:table-cell table:number-columns-repeated="1023"/>
        </table:table-row>
        <table:table-row table:style-name="ro1">
          <table:table-cell table:style-name="ce39" office:value-type="float" office:value="0.147873" calcext:value-type="float">
            <text:p>0,147873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672" calcext:value-type="float">
            <text:p>0,148672</text:p>
          </table:table-cell>
          <table:table-cell table:number-columns-repeated="1023"/>
        </table:table-row>
        <table:table-row table:style-name="ro1">
          <table:table-cell table:style-name="ce39" office:value-type="float" office:value="0.148451" calcext:value-type="float">
            <text:p>0,148451</text:p>
          </table:table-cell>
          <table:table-cell table:number-columns-repeated="1023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40" office:value-type="string" calcext:value-type="string">
            <text:p>Topologia do processador obtida com o programa lstopo</text:p>
          </table:table-cell>
          <table:table-cell table:style-name="ce40" table:number-columns-repeated="6"/>
          <table:table-cell table:number-columns-repeated="1017"/>
        </table:table-row>
        <table:table-row table:style-name="ro1">
          <table:table-cell table:style-name="ce41" office:value-type="string" calcext:value-type="string">
            <text:p><text:span text:style-name="T4">para rodar: </text:span><text:span text:style-name="T5">(gera o </text:span><text:span text:style-name="T6">pdf</text:span><text:span text:style-name="T5"> dessa figura e insere aqui!)</text:span></text:p>
          </table:table-cell>
          <table:table-cell table:style-name="ce40" table:number-columns-repeated="6"/>
          <table:table-cell table:number-columns-repeated="1017"/>
        </table:table-row>
        <table:table-row table:style-name="ro1">
          <table:table-cell/>
          <table:table-cell table:style-name="ce42" office:value-type="string" calcext:value-type="string">
            <text:p>lstopo topology.pdf</text:p>
          </table:table-cell>
          <table:table-cell table:style-name="ce40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20:02:35.104888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  <dc:date>2024-12-02T20:02:45.745396435</dc:date>
    <meta:editing-duration>PT2M26S</meta:editing-duration>
    <meta:editing-cycles>2</meta:editing-cycles>
    <meta:document-statistic meta:table-count="4" meta:cell-count="44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ed1e7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e8bfbe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372cm" svg:height="9.499cm" xlink:href=".." xlink:type="simple" chart:class="chart:bar" chart:style-name="ch1">
        <chart:legend chart:legend-position="start" svg:x="0.21cm" svg:y="2.707cm" style:legend-expansion="high" chart:style-name="ch2"/>
        <chart:plot-area chart:style-name="ch3" table:cell-range-address="hardware.E20:hardware.E20 hardware.E26:hardware.E26 hardware.E32:hardware.E32 hardware.E38:hardware.E38 hardware.E44:hardware.E44 hardware.E50:hardware.E50 hardware.E56:hardware.E56 hardware.E62:hardware.E62" chart:data-source-has-labels="row" svg:x="2.611cm" svg:y="0.189cm" svg:width="12.454cm" svg:height="9.121cm">
          <chart:coordinate-region svg:x="3.095cm" svg:y="0.388cm" svg:width="11.97cm" svg:height="8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rdware.E20:hardware.E20" loext:label-string="&quot;1 Thread&quot;" chart:class="chart:bar">
            <chart:data-point chart:style-name="ch8"/>
          </chart:series>
          <chart:series chart:style-name="ch9" chart:values-cell-range-address="hardware.E26:hardware.E26" loext:label-string="&quot;2 Threads&quot;" chart:class="chart:bar">
            <chart:data-point chart:style-name="ch8"/>
          </chart:series>
          <chart:series chart:style-name="ch10" chart:values-cell-range-address="hardware.E32:hardware.E32" loext:label-string="&quot;3 Threads&quot;" chart:class="chart:bar">
            <chart:data-point chart:style-name="ch8"/>
          </chart:series>
          <chart:series chart:style-name="ch11" chart:values-cell-range-address="hardware.E38:hardware.E38" loext:label-string="&quot;4 Threads&quot;" chart:class="chart:bar">
            <chart:data-point/>
          </chart:series>
          <chart:series chart:style-name="ch12" chart:values-cell-range-address="hardware.E44:hardware.E44" loext:label-string="&quot;5 Threads&quot;" chart:class="chart:bar">
            <chart:data-point/>
          </chart:series>
          <chart:series chart:style-name="ch13" chart:values-cell-range-address="hardware.E50:hardware.E50" loext:label-string="&quot;6 Threads&quot;" chart:class="chart:bar">
            <chart:data-point/>
          </chart:series>
          <chart:series chart:style-name="ch14" chart:values-cell-range-address="hardware.E56:hardware.E56" loext:label-string="&quot;7 Threads&quot;" chart:class="chart:bar">
            <chart:data-point/>
          </chart:series>
          <chart:series chart:style-name="ch15" chart:values-cell-range-address="hardware.E62:hardware.E62" loext:label-string="&quot;8 Thread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  <table:table-cell office:value-type="string">
                <text:p>5 Threads</text:p>
              </table:table-cell>
              <table:table-cell office:value-type="string">
                <text:p>6 Threads</text:p>
              </table:table-cell>
              <table:table-cell office:value-type="string">
                <text:p>7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.7421995">
                <text:p>14.7421995</text:p>
                <draw:g>
                  <svg:desc>hardware.E20:hardware.E20</svg:desc>
                </draw:g>
              </table:table-cell>
              <table:table-cell office:value-type="float" office:value="12.43224175">
                <text:p>12.43224175</text:p>
                <draw:g>
                  <svg:desc>hardware.E26:hardware.E26</svg:desc>
                </draw:g>
              </table:table-cell>
              <table:table-cell office:value-type="float" office:value="11.3958455">
                <text:p>11.3958455</text:p>
                <draw:g>
                  <svg:desc>hardware.E32:hardware.E32</svg:desc>
                </draw:g>
              </table:table-cell>
              <table:table-cell office:value-type="float" office:value="10.34064375">
                <text:p>10.34064375</text:p>
                <draw:g>
                  <svg:desc>hardware.E38:hardware.E38</svg:desc>
                </draw:g>
              </table:table-cell>
              <table:table-cell office:value-type="float" office:value="9.676975">
                <text:p>9.676975</text:p>
                <draw:g>
                  <svg:desc>hardware.E44:hardware.E44</svg:desc>
                </draw:g>
              </table:table-cell>
              <table:table-cell office:value-type="float" office:value="9.276096">
                <text:p>9.276096</text:p>
                <draw:g>
                  <svg:desc>hardware.E50:hardware.E50</svg:desc>
                </draw:g>
              </table:table-cell>
              <table:table-cell office:value-type="float" office:value="8.9933235">
                <text:p>8.9933235</text:p>
                <draw:g>
                  <svg:desc>hardware.E56:hardware.E56</svg:desc>
                </draw:g>
              </table:table-cell>
              <table:table-cell office:value-type="float" office:value="9.33006325">
                <text:p>9.33006325</text:p>
                <draw:g>
                  <svg:desc>hardware.E62:hardware.E6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f81bd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c0504d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9bbb5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064a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4bacc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7964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bed1e7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e8bfbe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5.372cm" svg:height="9.499cm" xlink:href=".." xlink:type="simple" chart:class="chart:bar" chart:style-name="ch1">
        <chart:legend chart:legend-position="start" svg:x="0.21cm" svg:y="2.707cm" style:legend-expansion="high" chart:style-name="ch2"/>
        <chart:plot-area chart:style-name="ch3" table:cell-range-address="hardware.E19:hardware.E19 hardware.E25:hardware.E25 hardware.E31:hardware.E31 hardware.E37:hardware.E37 hardware.E43:hardware.E43 hardware.E49:hardware.E49 hardware.E55:hardware.E55 hardware.E61:hardware.E61" chart:data-source-has-labels="row" svg:x="2.611cm" svg:y="0.189cm" svg:width="12.454cm" svg:height="9.121cm">
          <chart:coordinate-region svg:x="3.095cm" svg:y="0.388cm" svg:width="11.97cm" svg:height="8.7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rdware.E19:hardware.E19" loext:label-string="&quot;1 Thread&quot;" chart:class="chart:bar">
            <chart:data-point chart:style-name="ch8"/>
          </chart:series>
          <chart:series chart:style-name="ch9" chart:values-cell-range-address="hardware.E25:hardware.E25" loext:label-string="&quot;2 Threads&quot;" chart:class="chart:bar">
            <chart:data-point chart:style-name="ch8"/>
          </chart:series>
          <chart:series chart:style-name="ch10" chart:values-cell-range-address="hardware.E31:hardware.E31" loext:label-string="&quot;3 Threads&quot;" chart:class="chart:bar">
            <chart:data-point chart:style-name="ch8"/>
          </chart:series>
          <chart:series chart:style-name="ch11" chart:values-cell-range-address="hardware.E37:hardware.E37" loext:label-string="&quot;4 Threads&quot;" chart:class="chart:bar">
            <chart:data-point/>
          </chart:series>
          <chart:series chart:style-name="ch12" chart:values-cell-range-address="hardware.E43:hardware.E43" loext:label-string="&quot;5 Threads&quot;" chart:class="chart:bar">
            <chart:data-point/>
          </chart:series>
          <chart:series chart:style-name="ch13" chart:values-cell-range-address="hardware.E49:hardware.E49" loext:label-string="&quot;6 Threads&quot;" chart:class="chart:bar">
            <chart:data-point/>
          </chart:series>
          <chart:series chart:style-name="ch14" chart:values-cell-range-address="hardware.E55:hardware.E55" loext:label-string="&quot;7 Threads&quot;" chart:class="chart:bar">
            <chart:data-point/>
          </chart:series>
          <chart:series chart:style-name="ch15" chart:values-cell-range-address="hardware.E61:hardware.E61" loext:label-string="&quot;8 Threads&quot;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  <table:table-cell office:value-type="string">
                <text:p>5 Threads</text:p>
              </table:table-cell>
              <table:table-cell office:value-type="string">
                <text:p>6 Threads</text:p>
              </table:table-cell>
              <table:table-cell office:value-type="string">
                <text:p>7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426598656">
                <text:p>5.426598656</text:p>
                <draw:g>
                  <svg:desc>hardware.E19:hardware.E19</svg:desc>
                </draw:g>
              </table:table-cell>
              <table:table-cell office:value-type="float" office:value="6.434881304">
                <text:p>6.434881304</text:p>
                <draw:g>
                  <svg:desc>hardware.E25:hardware.E25</svg:desc>
                </draw:g>
              </table:table-cell>
              <table:table-cell office:value-type="float" office:value="7.020102194">
                <text:p>7.020102194</text:p>
                <draw:g>
                  <svg:desc>hardware.E31:hardware.E31</svg:desc>
                </draw:g>
              </table:table-cell>
              <table:table-cell office:value-type="float" office:value="7.736462249">
                <text:p>7.736462249</text:p>
                <draw:g>
                  <svg:desc>hardware.E37:hardware.E37</svg:desc>
                </draw:g>
              </table:table-cell>
              <table:table-cell office:value-type="float" office:value="8.267046262">
                <text:p>8.267046262</text:p>
                <draw:g>
                  <svg:desc>hardware.E43:hardware.E43</svg:desc>
                </draw:g>
              </table:table-cell>
              <table:table-cell office:value-type="float" office:value="8.624317816">
                <text:p>8.624317816</text:p>
                <draw:g>
                  <svg:desc>hardware.E49:hardware.E49</svg:desc>
                </draw:g>
              </table:table-cell>
              <table:table-cell office:value-type="float" office:value="8.895487858">
                <text:p>8.895487858</text:p>
                <draw:g>
                  <svg:desc>hardware.E55:hardware.E55</svg:desc>
                </draw:g>
              </table:table-cell>
              <table:table-cell office:value-type="float" office:value="8.574432762">
                <text:p>8.574432762</text:p>
                <draw:g>
                  <svg:desc>hardware.E61:hardware.E6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8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Arial" fo:font-size="9pt" style:font-family-asian="Arial" style:font-size-asian="9pt" style:font-family-complex="Arial" style:font-size-complex="9pt"/>
    </style:style>
  </office:automatic-styles>
  <office:body>
    <office:chart>
      <chart:chart svg:width="11.562cm" svg:height="8.969cm" xlink:href=".." xlink:type="simple" chart:class="chart:line" chart:style-name="ch1">
        <chart:legend chart:legend-position="end" svg:x="4.419cm" svg:y="2.187cm" style:legend-expansion="high" chart:style-name="ch2"/>
        <chart:plot-area chart:style-name="ch3" table:cell-range-address="graficos.B17:graficos.I19" chart:data-source-has-labels="both" svg:x="1.795cm" svg:y="2.104cm" svg:width="8.684cm" svg:height="5.49cm">
          <chart:coordinate-region svg:x="2.62cm" svg:y="2.303cm" svg:width="7.762cm" svg:height="4.644cm"/>
          <chart:axis chart:dimension="x" chart:name="primary-x" chart:style-name="ch4" chartooo:axis-type="text">
            <chart:title svg:x="5.418cm" svg:y="7.773cm" chart:style-name="ch5">
              <text:p><text:span text:style-name="T1">n threads</text:span></text:p>
            </chart:title>
            <chart:categories table:cell-range-address="graficos.B17:graficos.I17"/>
          </chart:axis>
          <chart:axis chart:dimension="y" chart:name="primary-y" chart:style-name="ch6">
            <chart:title svg:x="1.004cm" svg:y="6.238cm" chart:style-name="ch7">
              <text:p><text:span text:style-name="T1">Tempo médio (ms)</text:span></text:p>
            </chart:title>
            <chart:grid chart:style-name="ch8" chart:class="major"/>
          </chart:axis>
          <chart:series chart:style-name="ch9" chart:values-cell-range-address="graficos.B18:graficos.I18" loext:label-string="&quot;tempo médio (m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m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429.58">
                <text:p>429.58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7">
                <text:p>18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4">
                <text:p>154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6">
                <text:p>14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">
                <text:p>14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  <style:style style:name="T1" style:family="text">
      <style:text-properties fo:color="#000000" style:text-position="0% 100%" fo:font-family="Arial" fo:font-size="9pt" style:font-family-asian="Arial" style:font-size-asian="9pt" style:font-family-complex="Arial" style:font-size-complex="9pt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29cm" svg:y="2.019cm" svg:width="8.845cm" svg:height="5.569cm">
          <chart:coordinate-region svg:x="2.171cm" svg:y="2.218cm" svg:width="8.306cm" svg:height="4.723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7cm" chart:style-name="ch6">
              <text:p><text:span text:style-name="T1">Aceleração</text:span>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1.164">
                <text:p>1.164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76">
                <text:p>1.97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74">
                <text:p>2.67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47">
                <text:p>3.247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25">
                <text:p>3.42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497">
                <text:p>3.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472">
                <text:p>3.47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78">
                <text:p>3.378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a6bac9e7e268aeb4c3483fcf825c94556d9f9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